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novembro/2024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0 - PGR - PROCURADORIA GERAL DA REPUBLIC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ENATA SANTIAGO MOREIRA MARTINELLI - CPF: 857.568.731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10/2024 a 15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8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11/2024</text:p>
          </table:table-cell>
          <table:covered-table-cell/>
          <table:table-cell office:value-type="string" table:number-columns-spanned="8" table:number-rows-spanned="1" table:style-name="ce22">
            <text:p>FLICKR, INC</text:p>
          </table:table-cell>
          <table:covered-table-cell table:number-columns-repeated="7"/>
          <table:table-cell office:value-type="string" table:number-columns-spanned="3" table:number-rows-spanned="1" table:style-name="ce21">
            <text:p>CA BN 784461147</text:p>
          </table:table-cell>
          <table:covered-table-cell table:number-columns-repeated="2"/>
          <table:table-cell office:value-type="string" table:number-columns-spanned="10" table:number-rows-spanned="1" table:style-name="ce23">
            <text:p>RENOVAÇÃO DE LICENÇA, FERRAMENTA UTILIZADA PARA GERENCIAR E ARMAZENAR FOT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0,4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11/2024</text:p>
          </table:table-cell>
          <table:covered-table-cell/>
          <table:table-cell office:value-type="string" table:number-columns-spanned="8" table:number-rows-spanned="1" table:style-name="ce22">
            <text:p>FIGMA, INC.</text:p>
          </table:table-cell>
          <table:covered-table-cell table:number-columns-repeated="7"/>
          <table:table-cell table:number-columns-spanned="3" table:number-rows-spanned="1" table:style-name="ce21"/>
          <table:covered-table-cell table:number-columns-repeated="2"/>
          <table:table-cell office:value-type="string" table:number-columns-spanned="10" table:number-rows-spanned="1" table:style-name="ce23">
            <text:p>COMPARTILHAMENTO DA CONTA ENTRE SETORES DA SECOM PARA REALIZAÇÃO DE TRABALHO INTERSETORIAL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1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OURIVAN DA SILVA PORTUGAL - CPF: 667.851.975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11/2024 a 19/1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8/11/2024</text:p>
          </table:table-cell>
          <table:covered-table-cell/>
          <table:table-cell office:value-type="string" table:number-columns-spanned="8" table:number-rows-spanned="1" table:style-name="ce22">
            <text:p>A DE OLIVEIRA MIRANDA JUNIOR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449.716/0001-9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/PEÇAS: 01 ENGRENAGEM INTERNA INDUSTRIAL GRANDE KDZ GAREN; 01 SENSOR FIM DE CURSO RÉGUA; 01 CAPACITOR 30VF 250 VAC; 01 ROLAMENTO INTERNO GAREN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11/2024</text:p>
          </table:table-cell>
          <table:covered-table-cell/>
          <table:table-cell office:value-type="string" table:number-columns-spanned="8" table:number-rows-spanned="1" table:style-name="ce22">
            <text:p>CASA DAS CONEXÕES</text:p>
          </table:table-cell>
          <table:covered-table-cell table:number-columns-repeated="7"/>
          <table:table-cell office:value-type="string" table:number-columns-spanned="3" table:number-rows-spanned="1" table:style-name="ce21">
            <text:p>19.021.532/0001-33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IS PARA MANUTENÇÃO N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ABIO JOSE SOUSA DE JESUS SANTOS - CPF: 001.768.835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11/2024 a 13/1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0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11/2024</text:p>
          </table:table-cell>
          <table:covered-table-cell/>
          <table:table-cell office:value-type="string" table:number-columns-spanned="8" table:number-rows-spanned="1" table:style-name="ce22">
            <text:p>CIA DA INFORMÁ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4.208.067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CABO DE REDE E SUPORTE PARA NOTEBOOK PARA ESTAÇÃO DE TRABALHO NA PRM/V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2 - PR-CE - PROCURADORIA DA REPUBLICA - CE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ANCISCO CARLOS NETO - CPF: 258.599.863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11/2024 a 30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1/2024</text:p>
          </table:table-cell>
          <table:covered-table-cell/>
          <table:table-cell office:value-type="string" table:number-columns-spanned="8" table:number-rows-spanned="1" table:style-name="ce22">
            <text:p>CONSELHO RFEGIONAL DE ENGENHARIA E AGRONOMIA DO CEARÁ</text:p>
          </table:table-cell>
          <table:covered-table-cell table:number-columns-repeated="7"/>
          <table:table-cell office:value-type="string" table:number-columns-spanned="3" table:number-rows-spanned="1" table:style-name="ce21">
            <text:p>07.135.601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ANOTAÇÃO DE RESPONSABILIDADE TÉCNICA - ART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2,5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3 - PR-DF - PROCURADORIA DA REPUBLICA - DISTRITO FEDERA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VALDO GUERREIRO ARAUJO - CPF: 314.718.463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9/2024 a 29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6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8/11/2024</text:p>
          </table:table-cell>
          <table:covered-table-cell/>
          <table:table-cell office:value-type="string" table:number-columns-spanned="8" table:number-rows-spanned="1" table:style-name="ce22">
            <text:p>SOLUTION HOUSE INFORMATICA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1.517.910/0001-09</text:p>
          </table:table-cell>
          <table:covered-table-cell table:number-columns-repeated="2"/>
          <table:table-cell office:value-type="string" table:number-columns-spanned="10" table:number-rows-spanned="1" table:style-name="ce23">
            <text:p>A DEMANDA SE FAZ NECESSÁRIA PELO FATO DE OS REFERIDOS EQUIPAMENTOS TEREM APRESENTADO DEFEITO E DEIXADO DE FUNCIONAR DE MANEIRA SATISFATÓRIA, OU SEJA, ESTÁ INOPERANTE POR NÃO ESTAR LENDO AS DIGITAIS DOS SERVIDORES, ESTAGIÁRIOS E COLABORADORES. NESSE SENTIDO, O SISTEMA DE CONTROLE DE ACESSO DA PORTARIA DO TÉRREO E DA PORTARIA DO 1º SUBSOLO PASSA A FICAR COMPROMETIDO, GERANDO INCÔMODOS DESNECESSÁRIOS AOS USUÁRIOS E À DISOT, POIS A DIVISÃO DEVE DAR UM TRATAMENTO EFICAZ ÀS DEMANDAS QUE SURGEM DEVIDO AO MAL FUNCIONAMENTOS DOS REFERIDOS EQUIPAMENTOS, NO TOCANTE AOS REGISTROS DE PONTOS DOS USUÁRIOS DO SISTEM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6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11/2024 a 09/1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4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9/11/2024</text:p>
          </table:table-cell>
          <table:covered-table-cell/>
          <table:table-cell office:value-type="string" table:number-columns-spanned="8" table:number-rows-spanned="1" table:style-name="ce22">
            <text:p>DISTRIBUIDORA GAS SANTOS MARTIN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7.733.380/0001-12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 DA PRMG-SE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OSMARIO ABREU - CPF: 032.137.266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11/2024 a 09/1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3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11/2024</text:p>
          </table:table-cell>
          <table:covered-table-cell/>
          <table:table-cell office:value-type="string" table:number-columns-spanned="8" table:number-rows-spanned="1" table:style-name="ce22">
            <text:p>CACIQUE HOME CENTER</text:p>
          </table:table-cell>
          <table:covered-table-cell table:number-columns-repeated="7"/>
          <table:table-cell office:value-type="string" table:number-columns-spanned="3" table:number-rows-spanned="1" table:style-name="ce21">
            <text:p>16.950.529/0003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BÁSICOS PARA MANUTENÇÃO DE BANHEIRO (DUCHA HIGIÊNICA E ASSENTO SANITÁRIO)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9,07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LISON CARLOS SILVA - CPF: 037.325.526-8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10/2024 a 29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0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1/2024</text:p>
          </table:table-cell>
          <table:covered-table-cell/>
          <table:table-cell office:value-type="string" table:number-columns-spanned="8" table:number-rows-spanned="1" table:style-name="ce22">
            <text:p>DIEGO AMÉRICO RIBEIRO 08458176637</text:p>
          </table:table-cell>
          <table:covered-table-cell table:number-columns-repeated="7"/>
          <table:table-cell office:value-type="string" table:number-columns-spanned="3" table:number-rows-spanned="1" table:style-name="ce21">
            <text:p>33.130.371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URGENTE NO SISTEMA DE CFTV DESTA PRM-DIVINÓPOL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CELIA AMARANTE MOTA - CPF: 964.653.791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10/2024 a 08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4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1/2024</text:p>
          </table:table-cell>
          <table:covered-table-cell/>
          <table:table-cell office:value-type="string" table:number-columns-spanned="8" table:number-rows-spanned="1" table:style-name="ce22">
            <text:p>COMERCIAL FOR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19.013.650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DE EXPEDIENTE PARA A UNIDADE, OU SEJA, 04 FITAS CORRETIVAS. <text:s/>DESPESA DE PEQUENO VULTO. S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56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1/2024</text:p>
          </table:table-cell>
          <table:covered-table-cell/>
          <table:table-cell office:value-type="string" table:number-columns-spanned="8" table:number-rows-spanned="1" table:style-name="ce22">
            <text:p>PANELAO UTILIDADES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1.866.417/0001-7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06 PRATOS FUNDOS PARA A COPA DA PRM-RONDONÓPOLIS. DESPESA DE PEQUENO VULTO. SEM ESTOQUE. SEM COBERTURA CONTRATU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,4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RGE ANDRE SCHNEIDER - CPF: 907.950.751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11/2024 a 30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2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8/11/2024</text:p>
          </table:table-cell>
          <table:covered-table-cell/>
          <table:table-cell office:value-type="string" table:number-columns-spanned="8" table:number-rows-spanned="1" table:style-name="ce22">
            <text:p>E.R KOWALESKI EXTINTORES SINOP E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5.813.700/0001-97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AQUISIÇÃO DE RECARGA DE EXTINTORES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DRIGO MOREIRA DE SOUZA ROCHA - CPF: 030.091.236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9/2024 a 30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6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1/2024</text:p>
          </table:table-cell>
          <table:covered-table-cell/>
          <table:table-cell office:value-type="string" table:number-columns-spanned="8" table:number-rows-spanned="1" table:style-name="ce22">
            <text:p>HIPER JN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2.359.273/0002-3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CONSUMO PARA USO N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,67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1/2024</text:p>
          </table:table-cell>
          <table:covered-table-cell/>
          <table:table-cell office:value-type="string" table:number-columns-spanned="8" table:number-rows-spanned="1" table:style-name="ce22">
            <text:p>HIPER JN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2.359.273/0002-3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DE CONSUMO PARA USO N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7,62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11/2024 a 30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2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1/2024</text:p>
          </table:table-cell>
          <table:covered-table-cell/>
          <table:table-cell office:value-type="string" table:number-columns-spanned="8" table:number-rows-spanned="1" table:style-name="ce22">
            <text:p>ATACADÃO DOS PRESENTES</text:p>
          </table:table-cell>
          <table:covered-table-cell table:number-columns-repeated="7"/>
          <table:table-cell office:value-type="string" table:number-columns-spanned="3" table:number-rows-spanned="1" table:style-name="ce21">
            <text:p>06.194.031/0004-5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ENFEITES NATALINOS PARA APLICAÇÃO NO PRÉDIO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1,21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1/2024</text:p>
          </table:table-cell>
          <table:covered-table-cell/>
          <table:table-cell office:value-type="string" table:number-columns-spanned="8" table:number-rows-spanned="1" table:style-name="ce22">
            <text:p>PALOMA TECIDOS</text:p>
          </table:table-cell>
          <table:covered-table-cell table:number-columns-repeated="7"/>
          <table:table-cell office:value-type="string" table:number-columns-spanned="3" table:number-rows-spanned="1" table:style-name="ce21">
            <text:p>09.623.400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TECIDO PARA TOALHA DE MESA, PARA USO NOS EVENTOS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7,48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11/2024 a 30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3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11/2024</text:p>
          </table:table-cell>
          <table:covered-table-cell/>
          <table:table-cell office:value-type="string" table:number-columns-spanned="8" table:number-rows-spanned="1" table:style-name="ce22">
            <text:p>BRUNO NOBRE FERREIR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0.279.003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APEL CELAFONE LARANJA PARA ILUMINAR O PRÉDIO EM CAMPANHA ESPECÍF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7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PEREIRA DOS SANTOS - CPF: 845.322.208-8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11/2024 a 29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0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11/2024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94-1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Á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7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PEREIRA DOS SANTOS - CPF: 845.322.208-8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11/2024 a 30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2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14/11/2024</text:p>
          </table:table-cell>
          <table:covered-table-cell/>
          <table:table-cell office:value-type="string" table:number-columns-spanned="8" table:number-rows-spanned="1" table:style-name="ce22">
            <text:p>LOJAO PARA MATERIAL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282.033/0001-2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ÁTER EXCEPCIONAL QUE POR SUA NATUREZA E URGÊNCIA NÃO PODEM SER CONTRATADAS POR MEIO DE PROCESSO NORMAL DE LICITAÇÃO OU DISPENSA. <text:s/>(REPARO EM BANHEIRO DA PRM) <text:s/>CLASSE 4510 CÓDIDOG 315512 COMPRA DE 2 CONJUNTOS DE PARAFUSOS DE PLÁSTICO PARA FIXAÇÃO DE DESCARG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,8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08/2024 a 06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1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9,6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FELIX DA SILVA - CPF: 083.027.977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10/2024 a 13/1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58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11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9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11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11/2024</text:p>
          </table:table-cell>
          <table:covered-table-cell/>
          <table:table-cell office:value-type="string" table:number-columns-spanned="8" table:number-rows-spanned="1" table:style-name="ce22">
            <text:p>ELETRIC POINT MATERIAL DE LIMPEZA E BAZAR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273.021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PARA MANUTENÇÃO PREDIA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8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AROLDO DE ALMEIDA RANGEL JUNIOR - CPF: 990.741.767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8/2024 a 12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1/2024</text:p>
          </table:table-cell>
          <table:covered-table-cell/>
          <table:table-cell office:value-type="string" table:number-columns-spanned="8" table:number-rows-spanned="1" table:style-name="ce22">
            <text:p>ATACADO SÃO PAULO</text:p>
          </table:table-cell>
          <table:covered-table-cell table:number-columns-repeated="7"/>
          <table:table-cell office:value-type="string" table:number-columns-spanned="3" table:number-rows-spanned="1" table:style-name="ce21">
            <text:p>28.410.074/0002-0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ATIVIDADES DIÁRI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6,4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11/2024 a 04/1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2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1/2024</text:p>
          </table:table-cell>
          <table:covered-table-cell/>
          <table:table-cell office:value-type="string" table:number-columns-spanned="8" table:number-rows-spanned="1" table:style-name="ce22">
            <text:p>DOUBLE CRIATIVE</text:p>
          </table:table-cell>
          <table:covered-table-cell table:number-columns-repeated="7"/>
          <table:table-cell office:value-type="string" table:number-columns-spanned="3" table:number-rows-spanned="1" table:style-name="ce21">
            <text:p>15.031.383/0001-3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PRM DE JÍ PARANÁ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1/2024</text:p>
          </table:table-cell>
          <table:covered-table-cell/>
          <table:table-cell office:value-type="string" table:number-columns-spanned="8" table:number-rows-spanned="1" table:style-name="ce22">
            <text:p>SUPERGRAFF GRÁFICA RÁPIDA</text:p>
          </table:table-cell>
          <table:covered-table-cell table:number-columns-repeated="7"/>
          <table:table-cell office:value-type="string" table:number-columns-spanned="3" table:number-rows-spanned="1" table:style-name="ce21">
            <text:p>24.342.184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PRM JI PARANÁ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7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6 - PR-RR - PROCURADORIA DA REPUBLICA - RORAIM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ANCISCO AURISBERTO ALVES TEIXEIRA - CPF: 644.368.53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08/2024 a 31/10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5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11/2024</text:p>
          </table:table-cell>
          <table:covered-table-cell/>
          <table:table-cell office:value-type="string" table:number-columns-spanned="8" table:number-rows-spanned="1" table:style-name="ce22">
            <text:p>PONTO DAS ANTENAS</text:p>
          </table:table-cell>
          <table:covered-table-cell table:number-columns-repeated="7"/>
          <table:table-cell office:value-type="string" table:number-columns-spanned="3" table:number-rows-spanned="1" table:style-name="ce21">
            <text:p>09.207.728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O CFTV</text:p>
          </table:table-cell>
          <table:covered-table-cell table:number-columns-repeated="9"/>
          <table:table-cell office:value-type="string" table:number-columns-spanned="2" table:number-rows-spanned="1" table:style-name="ce24">
            <text:p>R$ 937,7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AO BATISTA BARROSO SILVA - CPF: 521.135.152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10/2024 a 08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9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11/2024</text:p>
          </table:table-cell>
          <table:covered-table-cell/>
          <table:table-cell office:value-type="string" table:number-columns-spanned="8" table:number-rows-spanned="1" table:style-name="ce22">
            <text:p>IMPORTADORA MANAUS</text:p>
          </table:table-cell>
          <table:covered-table-cell table:number-columns-repeated="7"/>
          <table:table-cell office:value-type="string" table:number-columns-spanned="3" table:number-rows-spanned="1" table:style-name="ce21">
            <text:p>17.080.668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 CONFORME MEMORANDO N° 8/2024/ASCOM/PRRR, MEMORANDO N° 30/2024/ASCOM/PRRR, MEMORANDO N° 31/2024/ASCOM/PRR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89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AO CARLOS COELHO - CPF: 225.127.21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11/2024 a 29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0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7/11/2024</text:p>
          </table:table-cell>
          <table:covered-table-cell/>
          <table:table-cell office:value-type="string" table:number-columns-spanned="8" table:number-rows-spanned="1" table:style-name="ce22">
            <text:p>PERIN 4V MATERIAIS DE CONTRUÇ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9.628.340/0001-43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S DE PRONTA NECESSIDADE E URGÊNCIA RELACIONADO A MANUTENÇÃO PREDIAL, DOS QUAIS NÃO HAJAM MATERIAIS E SERVIÇOS PREVISTOS EM CONTRA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07/11/2024</text:p>
          </table:table-cell>
          <table:covered-table-cell/>
          <table:table-cell office:value-type="string" table:number-columns-spanned="8" table:number-rows-spanned="1" table:style-name="ce22">
            <text:p>BRASMOL MARCENARIA &amp; CONS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54.629.141/0004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 MEMO 31/2024 SMSG/ PRRR ETIQUETA PR-RR/ 00029984/2024.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11/2024</text:p>
          </table:table-cell>
          <table:covered-table-cell/>
          <table:table-cell office:value-type="string" table:number-columns-spanned="8" table:number-rows-spanned="1" table:style-name="ce22">
            <text:p>BW ELÉTRICA</text:p>
          </table:table-cell>
          <table:covered-table-cell table:number-columns-repeated="7"/>
          <table:table-cell office:value-type="string" table:number-columns-spanned="3" table:number-rows-spanned="1" table:style-name="ce21">
            <text:p>29.815.600/0002-7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4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11/2024</text:p>
          </table:table-cell>
          <table:covered-table-cell/>
          <table:table-cell office:value-type="string" table:number-columns-spanned="8" table:number-rows-spanned="1" table:style-name="ce22">
            <text:p>BRASMOL MARCENARIA &amp; CONS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54.629.141/0004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MANDAS DE PRONTA NECESSIDADE E URGÊNCIA RELACIONADO A MANUTENÇÃO PREDIAL, DOS QUAIS NÃO HAJAM MATERIAIS E SERVIÇOS PREVISTOS EM CONTRA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26/11/2024</text:p>
          </table:table-cell>
          <table:covered-table-cell/>
          <table:table-cell office:value-type="string" table:number-columns-spanned="8" table:number-rows-spanned="1" table:style-name="ce22">
            <text:p>IMPORTADORA MANAUS</text:p>
          </table:table-cell>
          <table:covered-table-cell table:number-columns-repeated="7"/>
          <table:table-cell office:value-type="string" table:number-columns-spanned="3" table:number-rows-spanned="1" table:style-name="ce21">
            <text:p>17.080.668/0001-99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 MEMO 31/2024 SMSG/ PRRR ETIQUETA PR-RR/ 00029984/2024.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1">
            <text:p>29/11/2024</text:p>
          </table:table-cell>
          <table:covered-table-cell/>
          <table:table-cell office:value-type="string" table:number-columns-spanned="8" table:number-rows-spanned="1" table:style-name="ce22">
            <text:p>J. CASTRO EDA</text:p>
          </table:table-cell>
          <table:covered-table-cell table:number-columns-repeated="7"/>
          <table:table-cell office:value-type="string" table:number-columns-spanned="3" table:number-rows-spanned="1" table:style-name="ce21">
            <text:p>41.277.651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 MEMO 31/2024 SMSG/ PRRR ETIQUETA PR-RR/ 00029984/2024. PARA CONTRATAÇÕES EM CARATER EXCEPCIONAL QUE POR SUA NATUREZA E URGÊNCIA NÃO PODEM SER CONTRATADAS POR MEIO DE PROCESSO NORMAL DE LICITAÇÃO OU DISPEN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800,01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UARDO NEPOMUCENO DA SILVA - CPF: 451.661.880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9/2024 a 2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9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1/2024</text:p>
          </table:table-cell>
          <table:covered-table-cell/>
          <table:table-cell office:value-type="string" table:number-columns-spanned="8" table:number-rows-spanned="1" table:style-name="ce22">
            <text:p>CIMAFER COMERCIO DE MATERIAL</text:p>
          </table:table-cell>
          <table:covered-table-cell table:number-columns-repeated="7"/>
          <table:table-cell office:value-type="string" table:number-columns-spanned="3" table:number-rows-spanned="1" table:style-name="ce21">
            <text:p>88.297.544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ARA RECUPERAÇÃO DO JARDIM D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3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1/2024</text:p>
          </table:table-cell>
          <table:covered-table-cell/>
          <table:table-cell office:value-type="string" table:number-columns-spanned="8" table:number-rows-spanned="1" table:style-name="ce22">
            <text:p>CIMAFER COMERCIO DE MATERIAL</text:p>
          </table:table-cell>
          <table:covered-table-cell table:number-columns-repeated="7"/>
          <table:table-cell office:value-type="string" table:number-columns-spanned="3" table:number-rows-spanned="1" table:style-name="ce21">
            <text:p>88.297.544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ARA RECUPERAÇÃO DO JARDIM D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6,2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1/2024</text:p>
          </table:table-cell>
          <table:covered-table-cell/>
          <table:table-cell office:value-type="string" table:number-columns-spanned="8" table:number-rows-spanned="1" table:style-name="ce22">
            <text:p>BLUMENGARTEN PLANTAS E FLOR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9.865.158/0001-3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ARA RECUPERAÇÃO DO JARDIM DO PRÉD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1/2024</text:p>
          </table:table-cell>
          <table:covered-table-cell/>
          <table:table-cell office:value-type="string" table:number-columns-spanned="8" table:number-rows-spanned="1" table:style-name="ce22">
            <text:p>FERRAGEM CAMAFER</text:p>
          </table:table-cell>
          <table:covered-table-cell table:number-columns-repeated="7"/>
          <table:table-cell office:value-type="string" table:number-columns-spanned="3" table:number-rows-spanned="1" table:style-name="ce21">
            <text:p>17.176.656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PARA RECUPERAÇÃO DO JARDI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1/2024</text:p>
          </table:table-cell>
          <table:covered-table-cell/>
          <table:table-cell office:value-type="string" table:number-columns-spanned="8" table:number-rows-spanned="1" table:style-name="ce22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DE PLACAS DOS PROCURADOR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LINES DIAS BENEDETTI - CPF: 741.114.850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10/2024 a 2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9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1/2024</text:p>
          </table:table-cell>
          <table:covered-table-cell/>
          <table:table-cell office:value-type="string" table:number-columns-spanned="8" table:number-rows-spanned="1" table:style-name="ce22">
            <text:p>CASA DAS PERSIANA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824.735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PARA CONSERTO DE PERSIANAS NA PRM SANTA MA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7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1/2024</text:p>
          </table:table-cell>
          <table:covered-table-cell/>
          <table:table-cell office:value-type="string" table:number-columns-spanned="8" table:number-rows-spanned="1" table:style-name="ce22">
            <text:p>CASA DAS PERSIANA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824.735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E PERSIANAS NA PRM SANTA MAR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5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ERNANDO GABANA - CPF: 656.511.890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9/2024 a 2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8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11/2024</text:p>
          </table:table-cell>
          <table:covered-table-cell/>
          <table:table-cell office:value-type="string" table:number-columns-spanned="8" table:number-rows-spanned="1" table:style-name="ce22">
            <text:p>IMPRINT COMUNICAÇÃO VISUAL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8.081.649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DEQUAR AS PLACAS DOS SANITÁRIOS A FIM DE ATUALIZAR A NOMENCLATU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THEUS BALDESSAR - CPF: 967.659.840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9/2024 a 2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8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4</text:p>
          </table:table-cell>
          <table:covered-table-cell/>
          <table:table-cell office:value-type="string" table:number-columns-spanned="8" table:number-rows-spanned="1" table:style-name="ce22">
            <text:p>MAGAZINE LUIZ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47.960.950/0309-77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E ITENS QUE APRESENTARAM MAU FUNCIONAMENTO, COLOCANDO EM RISCO AS INSTALAÇÕES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9,7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NI EDERSON RIBEIRO - CPF: 631.973.080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8/2024 a 1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9/11/2024</text:p>
          </table:table-cell>
          <table:covered-table-cell/>
          <table:table-cell office:value-type="string" table:number-columns-spanned="8" table:number-rows-spanned="1" table:style-name="ce22">
            <text:p>MATHEUS SILVA DE ALMEIDA (SARG TÁTICA EQUIPAMENTOS)</text:p>
          </table:table-cell>
          <table:covered-table-cell table:number-columns-repeated="7"/>
          <table:table-cell office:value-type="string" table:number-columns-spanned="3" table:number-rows-spanned="1" table:style-name="ce21">
            <text:p>39.958.538/0001-49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COLDRES E ACESSÓRIOS PARA UTILIZAÇÃO DE ARMAMENTO FUNCIONAL BUSCANDO A SEGURANÇA DO OPERADOR E PESSOAS PRÓXIMAS QUANDO DA UTILIZAÇÃO DO EQUIPAMENTO DE FORMA OSTENSIV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.208,76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SELI FRANCISCON VERLINDO - CPF: 588.193.040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9/2024 a 2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9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7">
          <table:table-cell office:value-type="string" table:number-columns-spanned="2" table:number-rows-spanned="1" table:style-name="ce21">
            <text:p>12/11/2024</text:p>
          </table:table-cell>
          <table:covered-table-cell/>
          <table:table-cell office:value-type="string" table:number-columns-spanned="8" table:number-rows-spanned="1" table:style-name="ce22">
            <text:p>SUPER CÓPI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0.987.623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NO INTERESSE DA PREPARAÇÃO PARA A SESSÃO PLENÁRIA DO TRIBUNAL DO JÚRIDESIGNADA PARA O PRÓXIMO DIA 03/12/2024 NO PROCESSO Nº 5000151-22.2021.4.04.7104, DE TITULARIDADE DO 2º OFÍCIO DESTA PROCURADORIA, EM QUE ATUARÁ O PROCURADOR DA REPÚBLICA FREDI ÉVERTON WAGNER, SOLICITO A VOSSA SENHORIA AS PROVIDÊNCIAS NECESSÁRIAS À ENCADERNAÇÃO DE DUAS CÓPIAS DOS AUTOS, DE APROXIMADAMENTE QUINHENTAS PÁGINAS CADA UMA, CONFORME ORÇAMENTOS LEVANTADOS NA CERTIDÃO EM ANEXO (UMA CÓPIA PARA O PROCURADOR E OUTRA PARA A ASSESSORIA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9/2024 a 2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7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11/2024</text:p>
          </table:table-cell>
          <table:covered-table-cell/>
          <table:table-cell office:value-type="string" table:number-columns-spanned="8" table:number-rows-spanned="1" table:style-name="ce22">
            <text:p>SUPRICORP SUPRIMENTOS LTDA - GIMBA</text:p>
          </table:table-cell>
          <table:covered-table-cell table:number-columns-repeated="7"/>
          <table:table-cell office:value-type="string" table:number-columns-spanned="3" table:number-rows-spanned="1" table:style-name="ce21">
            <text:p>54.651.716/001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RAMPOS TRILHO PARA SUBSTITUIÇÃO NOS DOCUMENTOS AFETADOS PELO ALAGAMENTO DO ARQUIVO DA PR-R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207,32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AGNER FERREIRA VALLES - CPF: 809.583.38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11/2024 a 2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13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1/11/2024</text:p>
          </table:table-cell>
          <table:covered-table-cell/>
          <table:table-cell office:value-type="string" table:number-columns-spanned="8" table:number-rows-spanned="1" table:style-name="ce22">
            <text:p>OPENWEB CONSULTORIA E DESENVOLVIMENT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091.717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O SERVIÇO DE HOSPEDAGEM ANUAL DO SITE FGCIA (FÓRUM GAÚCHO DE COMBATE AOS IMPACTOS DOS AGROTÓXICOS - HTTPS://FGCIA.ECO.BR) E RENOVAÇÃO ANUAL DO DOMÍN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9/2024 a 29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1/2024</text:p>
          </table:table-cell>
          <table:covered-table-cell/>
          <table:table-cell office:value-type="string" table:number-columns-spanned="8" table:number-rows-spanned="1" table:style-name="ce22">
            <text:p>TOKYO COMPONENTES ELETRÔN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2.309.509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CABO PARA INSTALAÇÃO DE RETROPROJETOR NO AUDITÓRIO E BATERIA PARA CHAVE DA VIATURA HILUX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1/2024</text:p>
          </table:table-cell>
          <table:covered-table-cell/>
          <table:table-cell office:value-type="string" table:number-columns-spanned="8" table:number-rows-spanned="1" table:style-name="ce22">
            <text:p>SAKAE - ANDRÉ FELIPE POLZIN</text:p>
          </table:table-cell>
          <table:covered-table-cell table:number-columns-repeated="7"/>
          <table:table-cell office:value-type="string" table:number-columns-spanned="3" table:number-rows-spanned="1" table:style-name="ce21">
            <text:p>36.316.418/0001-50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ÇÃO DA TV DO DR. FLÁVIO NO GAB5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ERUSA MARTA SINTLINGER - CPF: 709.968.819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8/2024 a 25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4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2/11/2024</text:p>
          </table:table-cell>
          <table:covered-table-cell/>
          <table:table-cell office:value-type="string" table:number-columns-spanned="8" table:number-rows-spanned="1" table:style-name="ce22">
            <text:p>NEW POINT INFORMÁTICA JOAÇABA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08.920.345/0001-75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DUAS BATERIAS WEG 12V 7AH PARA UM DOS NOBREAK NHS PARA EFETUAR A TROCA, EM RAZÃO DE QUE O EQUIPAMENTO NÃO "SEGURA CARGA" E ACABA DESLIGAN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ICHELINE GARCIA CAVALCANTI DE ALMEIDA - CPF: 910.205.739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8/2024 a 11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490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1/2024</text:p>
          </table:table-cell>
          <table:covered-table-cell/>
          <table:table-cell office:value-type="string" table:number-columns-spanned="8" table:number-rows-spanned="1" table:style-name="ce22">
            <text:p>AGUA QUENTE HIDRAUL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4.508.935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RETENTORES PARA SUSBSTITUIÇÃO NAS TORNEIRAS D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1/2024</text:p>
          </table:table-cell>
          <table:covered-table-cell/>
          <table:table-cell office:value-type="string" table:number-columns-spanned="8" table:number-rows-spanned="1" table:style-name="ce22">
            <text:p>SHIFT CARTUCHOS MULTISERVIC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7.940.276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UMA PILHA PARA SUBSTITUIÇÃO NA CHAVE DO VEÍCULO LÍNEA QUE ESTÁ Á DISPOSIÇÃO D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6/11/2024</text:p>
          </table:table-cell>
          <table:covered-table-cell/>
          <table:table-cell office:value-type="string" table:number-columns-spanned="8" table:number-rows-spanned="1" table:style-name="ce22">
            <text:p>S E C CENTER COMERCIO DE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5.305.837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ITENS PARA USO NA PRM-CRICIÚMA/SC (CARRETEL PARA MÁQUINA DE CORTAR GRAMA (CANTO), FITA ISOLANTE, FITA DUPLA FACE, LINHA DE NYLON PARA MÁQUINA DE CORTAR GRAMA)</text:p>
          </table:table-cell>
          <table:covered-table-cell table:number-columns-repeated="9"/>
          <table:table-cell office:value-type="string" table:number-columns-spanned="2" table:number-rows-spanned="1" table:style-name="ce24">
            <text:p>R$ 71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1/2024</text:p>
          </table:table-cell>
          <table:covered-table-cell/>
          <table:table-cell office:value-type="string" table:number-columns-spanned="8" table:number-rows-spanned="1" table:style-name="ce22">
            <text:p>AÇO FRIO COMERCIO DE REFRIGERAÇÃO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2.381.600/0001-7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REFIL PARA BEBEDOURO PARA SUBSTITUIÇÃ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11/2024</text:p>
          </table:table-cell>
          <table:covered-table-cell/>
          <table:table-cell office:value-type="string" table:number-columns-spanned="8" table:number-rows-spanned="1" table:style-name="ce22">
            <text:p>GIASSI &amp; CIA LTDA - LJ 11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20-7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ESPÁTULA PARA BOLOS PARA USO NA PRM-CRICIÚMA/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,28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22 - PR-SE - PROCURADORIA DA REPUBLICA - SERGIP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ANJA MARIA DIAS OLIVEIRA ALMEIDA - CPF: 171.317.075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10/2024 a 19/1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5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11/2024</text:p>
          </table:table-cell>
          <table:covered-table-cell/>
          <table:table-cell office:value-type="string" table:number-columns-spanned="8" table:number-rows-spanned="1" table:style-name="ce22">
            <text:p>CASA DAS PLACAS COMÉRCIO VAREJIST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9.570.617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 EMPRESA NÃO OPERA COM CARTÕES, DAÍ A NECESSIDADE DO SA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4</text:p>
          </table:table-cell>
          <table:covered-table-cell/>
          <table:table-cell office:value-type="string" table:number-columns-spanned="8" table:number-rows-spanned="1" table:style-name="ce22">
            <text:p>THIAGO ANDREWS SANTOS 03546571517</text:p>
          </table:table-cell>
          <table:covered-table-cell table:number-columns-repeated="7"/>
          <table:table-cell office:value-type="string" table:number-columns-spanned="3" table:number-rows-spanned="1" table:style-name="ce21">
            <text:p>18.399.066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SEPARAR OS AMBIENT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305,61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4</text:p>
          </table:table-cell>
          <table:covered-table-cell/>
          <table:table-cell office:value-type="string" table:number-columns-spanned="8" table:number-rows-spanned="1" table:style-name="ce22">
            <text:p>M. B. S COPIADORA E PAPELARI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32.724.973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QUE SERÁ UTILIZADO PELOS PROCURADOR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ROBERTO AVANZI - CPF: 167.651.588-7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09/2024 a 02/12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1/2024</text:p>
          </table:table-cell>
          <table:covered-table-cell/>
          <table:table-cell office:value-type="string" table:number-columns-spanned="8" table:number-rows-spanned="1" table:style-name="ce22">
            <text:p>LUBERGAS COMÉRCIO DE GÁ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1.352.785/0001-8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, NA MODALIDADE RECARGA, PARA ATENDER AS NECESSIDADES DE PREPARO DE BEBIDAS QUENTES NA PRM DE SB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8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201 - PR-TO - PROCURADORIA DA REPUBLICA - TOCANTIN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UARDO REZENDE FERREIRA - CPF: 001.300.561-8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9/2024 a 29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0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8/11/2024</text:p>
          </table:table-cell>
          <table:covered-table-cell/>
          <table:table-cell office:value-type="string" table:number-columns-spanned="8" table:number-rows-spanned="1" table:style-name="ce22">
            <text:p>THAWAN COMERCIO DE COMBUSTIVE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519.962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FOI NECESSÁRIO ABASTECIMENTO DO GRUPO GERADOR DA PRM-ARAGUAÍNA DEVIDO O EQUIPAMENTO ESTÁ NA RESERVA E CORRENDO O RISCO DE APRESENTAR PROBLEMAS TÉCNICOS. FOI SOLICITADO AUTORIZAÇÃO PARA COORDENAÇÃO DE ADMINISTRAÇÃO DA PR-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0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TULIO CUSTODIO DOS SANTOS - CPF: 770.657.781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10/2024 a 30/11/2024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ps/r/transparencia/sa_transparencia/aplicacao_suprimento?P221_ID_ATO_CONCESSAO=503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1/2024</text:p>
          </table:table-cell>
          <table:covered-table-cell/>
          <table:table-cell office:value-type="string" table:number-columns-spanned="8" table:number-rows-spanned="1" table:style-name="ce22">
            <text:p>ARLINDO CARLOS VERA LTDA GRUPO GÁS SÃO FRANCISCO</text:p>
          </table:table-cell>
          <table:covered-table-cell table:number-columns-repeated="7"/>
          <table:table-cell office:value-type="string" table:number-columns-spanned="3" table:number-rows-spanned="1" table:style-name="ce21">
            <text:p>06.701.742/0010-11</text:p>
          </table:table-cell>
          <table:covered-table-cell table:number-columns-repeated="2"/>
          <table:table-cell office:value-type="string" table:number-columns-spanned="10" table:number-rows-spanned="1" table:style-name="ce23">
            <text:p>GÁS GLP A SER UTILIZADO NA COPA DA PROCURADORIA DA REPÚBLICA NO TOCANTINS, EM PALM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10/12/2024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421" table:style-name="ro8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4-12-10T18:27:17Z</meta:creation-date>
    <dc:date>2024-12-10T18:27:21Z</dc:date>
  </office:meta>
</office:document-meta>
</file>